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78000000FB089F6F7D02D3B6E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41cm" svg:height="27.699cm" svg:x="3.879cm" svg:y="1cm">
          <draw:image xlink:href="Pictures/100002000000078000000FB089F6F7D02D3B6EE8.png" xlink:type="simple" xlink:show="embed" xlink:actuate="onLoad">
            <text:p/>
          </draw:image>
        </draw:frame>
        <draw:frame draw:style-name="gr1" draw:text-style-name="P1" draw:layer="layout" svg:width="13.241cm" svg:height="27.699cm" svg:x="3.954cm" svg:y="1cm">
          <draw:image xlink:href="Pictures/100002000000078000000FB089F6F7D02D3B6E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31T23:35:19.505000000</dc:date>
    <meta:editing-duration>PT2H20M32S</meta:editing-duration>
    <meta:editing-cycles>2</meta:editing-cycles>
    <meta:generator>LibreOffice/5.1.6.2$Windows_x86 LibreOffice_project/07ac168c60a517dba0f0d7bc7540f5afa45f0909</meta:generator>
    <meta:document-statistic meta:object-count="2"/>
  </office:meta>
</office:document-meta>
</file>